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paragraph-rsid="000c92b3"/>
    </style:style>
    <style:style style:name="P3" style:family="paragraph" style:parent-style-name="Text_20_body">
      <style:text-properties officeooo:rsid="000e25b9" officeooo:paragraph-rsid="000e25b9"/>
    </style:style>
    <style:style style:name="P4" style:family="paragraph" style:parent-style-name="Text_20_body">
      <style:text-properties officeooo:rsid="0011155a" officeooo:paragraph-rsid="0011155a"/>
    </style:style>
    <style:style style:name="P5" style:family="paragraph" style:parent-style-name="Text_20_body">
      <style:text-properties officeooo:paragraph-rsid="0011155a"/>
    </style:style>
    <style:style style:name="P6" style:family="paragraph" style:parent-style-name="Text_20_body">
      <style:text-properties officeooo:rsid="0014ff91" officeooo:paragraph-rsid="0014ff91"/>
    </style:style>
    <style:style style:name="P7" style:family="paragraph" style:parent-style-name="Text_20_body">
      <style:text-properties officeooo:rsid="0014ff91" officeooo:paragraph-rsid="00171d5f"/>
    </style:style>
    <style:style style:name="P8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cbe78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bbec9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d5fd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b5f3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200022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erif" fo:font-size="14pt" style:text-underline-style="none" fo:font-weight="normal" officeooo:rsid="0017b5f3" officeooo:paragraph-rsid="0017b5f3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4pt" style:text-underline-style="none" fo:font-weight="normal" officeooo:rsid="0017b5f3" officeooo:paragraph-rsid="001cbe78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erif" fo:font-size="14pt" style:text-underline-style="none" fo:font-weight="normal" officeooo:rsid="0017b5f3" officeooo:paragraph-rsid="00200022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erif" fo:font-size="14pt" style:text-underline-style="none" fo:font-weight="normal" officeooo:rsid="0017d5fd" officeooo:paragraph-rsid="0017d5fd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iberation Serif" fo:font-size="14pt" style:text-underline-style="none" fo:font-weight="normal" officeooo:rsid="0017d5fd" officeooo:paragraph-rsid="0025e04a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Liberation Serif" fo:font-size="14pt" style:text-underline-style="none" fo:font-weight="normal" officeooo:rsid="001bbec9" officeooo:paragraph-rsid="001bbec9" style:font-size-asian="14pt" style:font-weight-asian="normal" style:font-size-complex="14pt" style:font-weight-complex="normal"/>
    </style:style>
    <style:style style:name="P20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Heading_20_2">
      <style:text-properties style:font-name="Liberation Serif" fo:font-size="14pt" style:text-underline-style="none" fo:font-weight="normal" officeooo:rsid="0017b5f3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officeooo:rsid="000c92b3"/>
    </style:style>
    <style:style style:name="T3" style:family="text">
      <style:text-properties fo:color="#000000" officeooo:rsid="000e25b9"/>
    </style:style>
    <style:style style:name="T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officeooo:rsid="000be493"/>
    </style:style>
    <style:style style:name="T6" style:family="text">
      <style:text-properties officeooo:rsid="000c92b3"/>
    </style:style>
    <style:style style:name="T7" style:family="text">
      <style:text-properties fo:color="#ed1c24" officeooo:rsid="000c92b3"/>
    </style:style>
    <style:style style:name="T8" style:family="text">
      <style:text-properties officeooo:rsid="001018c5"/>
    </style:style>
    <style:style style:name="T9" style:family="text">
      <style:text-properties officeooo:rsid="0011155a"/>
    </style:style>
    <style:style style:name="T10" style:family="text">
      <style:text-properties officeooo:rsid="001274ee"/>
    </style:style>
    <style:style style:name="T11" style:family="text">
      <style:text-properties officeooo:rsid="00171d5f"/>
    </style:style>
    <style:style style:name="T12" style:family="text">
      <style:text-properties officeooo:rsid="0017d5fd"/>
    </style:style>
    <style:style style:name="T13" style:family="text">
      <style:text-properties officeooo:rsid="0019bb66"/>
    </style:style>
    <style:style style:name="T14" style:family="text">
      <style:text-properties officeooo:rsid="001cbe78"/>
    </style:style>
    <style:style style:name="T15" style:family="text">
      <style:text-properties officeooo:rsid="001dccd4"/>
    </style:style>
    <style:style style:name="T16" style:family="text">
      <style:text-properties officeooo:rsid="00200022"/>
    </style:style>
    <style:style style:name="T17" style:family="text">
      <style:text-properties officeooo:rsid="0022ba27"/>
    </style:style>
    <style:style style:name="T18" style:family="text">
      <style:text-properties officeooo:rsid="0025dcff"/>
    </style:style>
    <style:style style:name="T19" style:family="text">
      <style:text-properties officeooo:rsid="0025e04a"/>
    </style:style>
    <style:style style:name="T20" style:family="text">
      <style:text-properties officeooo:rsid="0029fc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5">Le but du jeu et de suivre la ligne avec l’ovale.</text:span></text:p>
      <text:h text:style-name="Heading_20_1" text:outline-level="1"><text:span text:style-name="Strong_20_Emphasis"><text:span text:style-name="T1">Analyse</text:span></text:span><text:span text:style-name="T1"> : comment est structuré le projet et quelles sont les principales fonctionnalités</text:span></text:h>
      <text:p text:style-name="Text_20_body">- <text:span text:style-name="T7">Affichage </text:span><text:span text:style-name="T6">: On affiche un ovale et une ligne brisée</text:span></text:p>
      <text:p text:style-name="Text_20_body">- <text:span text:style-name="T6">gestion des clics de la souris (</text:span><text:span text:style-name="T7">Control</text:span><text:span text:style-name="T6">) : lorsqu’on clique sur la fenêtre l’ovale remonte de quelques pixels </text:span></text:p>
      <text:p text:style-name="P2">- <text:span text:style-name="T6">Thread (</text:span><text:span text:style-name="T7">Voler</text:span><text:span text:style-name="T6">): l’ovale tombe à une vitesse constante vers le bas de la fenêtre</text:span></text:p>
      <text:p text:style-name="P2"><text:span text:style-name="T6">- <text:s/></text:span><text:span text:style-name="T7">Parcours </text:span><text:span text:style-name="T2">: </text:span><text:span text:style-name="T3">On génère aléatoirement les nouveaux points de la ligne brisée</text:span></text:p>
      <text:p text:style-name="Text_20_body"/>
      <text:h text:style-name="Heading_20_1" text:outline-level="1"><text:span text:style-name="Strong_20_Emphasis"><text:span text:style-name="T4">Organisation du travail</text:span></text:span></text:h>
      <text:p text:style-name="P6">Analyse du problème ~ 10min</text:p>
      <text:p text:style-name="P6">Conception ~ 30min</text:p>
      <text:p text:style-name="P6">Implémentation ~ 2h</text:p>
      <text:p text:style-name="P6">Recherches dans documentations ~ 1h30h</text:p>
      <text:p text:style-name="P7">Documentation du code et commentaires <text:span text:style-name="T11">et production du rapport </text:span>~ 1h</text:p>
      <text:h text:style-name="Heading_20_1" text:outline-level="1"><text:span text:style-name="Strong_20_Emphasis"><text:span text:style-name="T4">Conception</text:span></text:span></text:h>
      <text:p text:style-name="P5">3 <text:span text:style-name="T9">packages : model, view et control</text:span></text:p>
      <text:p text:style-name="P4">model : contient les infos sur l’état du jeu, s’est à dire l’emplacement des différents éléments à afficher.</text:p>
      <text:p text:style-name="P4">view : affichage des éléments dans la fenêtre.</text:p>
      <text:p text:style-name="Text_20_body"><text:span text:style-name="T9">c</text:span>ontrol : <text:span text:style-name="T10">gestion des clics de la souris</text:span></text:p>
      <text:h text:style-name="Heading_20_1" text:outline-level="1"><text:span text:style-name="Strong_20_Emphasis"><text:span text:style-name="T4">Résultat</text:span></text:span></text:h>
      <text:h text:style-name="P20" text:outline-level="1"/>
      <text:h text:style-name="Heading_20_1" text:outline-level="1"><text:span text:style-name="Strong_20_Emphasis"><text:span text:style-name="T4">Documentation utilisateur</text:span></text:span></text:h>
      <text:p text:style-name="P3">Prérequis: Java</text:p>
      <text:p text:style-name="P3">Lancez le fichier flappy.jar, <text:span text:style-name="T8">cliquez sur la fenêtre pour faire remonter l’ovale</text:span> </text:p>
      <text:h text:style-name="Heading_20_1" text:outline-level="1"><text:soft-page-break/><text:span text:style-name="Strong_20_Emphasis"><text:span text:style-name="T4">Documentation développeur</text:span></text:span></text:h>
      <text:h text:style-name="P21" text:outline-level="2"/>
      <text:p text:style-name="P11">Les constantes (modifiables) <text:span text:style-name="T12">dans Affichage</text:span>:</text:p>
      <text:p text:style-name="P13">- LARG et HAUT : taille de la fenêtre</text:p>
      <text:p text:style-name="P13">- ovalWidth et ovalHeight : taille de l’o<text:span text:style-name="T16">vale</text:span></text:p>
      <text:p text:style-name="P13">- ovalDec : distance entre le bord gauche de la fenêtre et l<text:span text:style-name="T17">e milieu de </text:span>l’ovale</text:p>
      <text:p text:style-name="P10">Les constantes (modifiables) <text:span text:style-name="T12">dans Etat</text:span>:</text:p>
      <text:p text:style-name="P17">- saut : hauteur du saut de l’ovale lors du clic de la souris</text:p>
      <text:p text:style-name="P9">Les constantes (modifiables) <text:span text:style-name="T12">dans Voler</text:span>:</text:p>
      <text:p text:style-name="P19">- <text:span text:style-name="T18">time : </text:span>temps entre chaque chute <text:span text:style-name="T19">de l’ovale</text:span></text:p>
      <text:p text:style-name="P18">- <text:span text:style-name="T13">chute : hauteur de la chute de l’ovale </text:span></text:p>
      <text:p text:style-name="P8">Les constantes (modifiables) <text:span text:style-name="T12">dans Parcours</text:span>:</text:p>
      <text:p text:style-name="P14">- <text:span text:style-name="T14">marge : limite de hauteur (en haut et en bas) pour la génération de la ligne brisée (pour éviter d’avoir une ligne qui colle les bords)</text:span></text:p>
      <text:p text:style-name="P14">- <text:span text:style-name="T20">maxDecPoints : espace maximum entre 2 points de la ligne</text:span></text:p>
      <text:p text:style-name="P16">- <text:span text:style-name="T20">minDecPoints : espace <text:s/>minimum entre 2 points de la ligne</text:span></text:p>
      <text:p text:style-name="P12">Les constantes (modifiables) <text:span text:style-name="T12">dans Avancer</text:span>:</text:p>
      <text:p text:style-name="P15">- <text:span text:style-name="T16">time : temps(en ms) entre chaque avancement</text:span></text:p>
      <text:p text:style-name="P15">- <text:span text:style-name="T16">avancement : distance de chaque avancement</text:span></text:p>
      <text:h text:style-name="Heading_20_1" text:outline-level="1"><text:span text:style-name="Strong_20_Emphasis"><text:span text:style-name="T4">Conclusion et perspectives</text:span></text:span></text:h>
      <text:h text:style-name="P20" text:outline-level="1"/>
      <text:h text:style-name="P2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29T22:43:58.187438657</dc:date>
    <meta:editing-duration>PT3H11M11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69" meta:character-count="2150" meta:non-whitespace-character-count="1816"/>
  </office:meta>
</office:document-meta>
</file>